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fixed">
      <style:text-properties fo:font-style="italic" style:font-style-asian="italic" style:font-style-complex="italic"/>
    </style:style>
    <style:style style:name="P9" style:family="paragraph" style:parent-style-name="fixed">
      <style:text-properties fo:font-style="normal" style:font-style-asian="normal" style:font-style-complex="normal"/>
    </style:style>
    <style:style style:name="P10" style:family="paragraph" style:parent-style-name="fixed">
      <style:text-properties fo:font-weight="bold" style:font-weight-asian="bold" style:font-weight-complex="bold"/>
    </style:style>
    <style:style style:name="P11" style:family="paragraph" style:parent-style-name="fixed">
      <style:text-properties fo:font-weight="normal" style:font-weight-asian="normal" style:font-weight-complex="normal"/>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Contents_20_4">
      <style:paragraph-properties>
        <style:tab-stops>
          <style:tab-stop style:position="6.3354in" style:type="right" style:leader-style="dotted" style:leader-text="."/>
        </style:tab-stops>
      </style:paragraph-properties>
    </style:style>
    <style:style style:name="P16" style:family="paragraph" style:parent-style-name="Contents_20_5">
      <style:paragraph-properties>
        <style:tab-stops>
          <style:tab-stop style:position="6.139in" style:type="right" style:leader-style="dotted" style:leader-text="."/>
        </style:tab-stops>
      </style:paragraph-properties>
    </style:style>
    <style:style style:name="P17" style:family="paragraph" style:parent-style-name="Heading_20_1">
      <style:paragraph-properties fo:text-align="center" style:justify-single-word="false"/>
    </style:style>
    <style:style style:name="P18" style:family="paragraph" style:parent-style-name="Heading_20_2">
      <style:paragraph-properties fo:text-align="center" style:justify-single-word="false"/>
    </style:style>
    <style:style style:name="P19" style:family="paragraph" style:parent-style-name="Heading_20_2">
      <style:text-properties fo:font-style="italic" fo:font-weight="bold" style:font-style-asian="italic" style:font-weight-asian="bold" style:font-style-complex="italic" style:font-weight-complex="bold"/>
    </style:style>
    <style:style style:name="P20" style:family="paragraph" style:parent-style-name="Heading_20_2">
      <style:text-properties fo:font-weight="bold" style:font-weight-asian="bold" style:font-weight-complex="bold"/>
    </style:style>
    <style:style style:name="P21" style:family="paragraph" style:parent-style-name="Heading_20_2">
      <style:paragraph-properties fo:break-before="page"/>
    </style:style>
    <style:style style:name="P22" style:family="paragraph" style:parent-style-name="Heading_20_4">
      <style:text-properties fo:font-style="normal" style:font-style-asian="normal" style:font-style-complex="normal"/>
    </style:style>
    <style:style style:name="P23" style:family="paragraph" style:parent-style-name="Heading_20_3">
      <style:text-properties fo:font-style="normal" style:font-style-asian="normal" style:font-style-complex="normal"/>
    </style:style>
    <style:style style:name="P24" style:family="paragraph" style:parent-style-name="Heading_20_3">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December 2, 2009</text:modification-date></text:p>
      <text:p text:style-name="P1"/>
      <text:h text:style-name="P18"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3"/>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he Deva Programming Language<text:tab/>1</text:p>
          <text:p text:style-name="P12">v.1.0.0<text:tab/>1</text:p>
          <text:p text:style-name="P12">Summary<text:tab/>1</text:p>
          <text:p text:style-name="P12">1 Introduction<text:tab/>3</text:p>
          <text:p text:style-name="P12">2 Environment and Modules<text:tab/>3</text:p>
          <text:p text:style-name="P12">3 Types and Scopes<text:tab/>3</text:p>
          <text:p text:style-name="P12">4 Language specification<text:tab/>4</text:p>
          <text:p text:style-name="P14">4.1 Lexical conventions<text:tab/>4</text:p>
          <text:p text:style-name="P14">4.2 Statements<text:tab/>5</text:p>
          <text:p text:style-name="P15">4.2.1 Compound statements<text:tab/>5</text:p>
          <text:p text:style-name="P15">4.2.2 Assignment statements<text:tab/>5</text:p>
          <text:p text:style-name="P15">4.2.3 Control structures<text:tab/>5</text:p>
          <text:p text:style-name="P15">4.2.4 Function calls as statements<text:tab/>6</text:p>
          <text:p text:style-name="P14">4.3 Expressions<text:tab/>6</text:p>
          <text:p text:style-name="P15">4.3.1 Basic expressions<text:tab/>6</text:p>
          <text:p text:style-name="P15">4.3.2 Arithmetic expressions<text:tab/>6</text:p>
          <text:p text:style-name="P15">4.3.3 Logical expressions<text:tab/>6</text:p>
          <text:p text:style-name="P15">4.3.4 Collection constructors<text:tab/>7</text:p>
          <text:p text:style-name="P15">4.3.5 Collection indexers<text:tab/>7</text:p>
          <text:p text:style-name="P16">4.3.5.1 Slice notation<text:tab/>7</text:p>
          <text:p text:style-name="P15">4.3.6 Function calls<text:tab/>8</text:p>
          <text:p text:style-name="P15">4.3.7 Function definitions<text:tab/>8</text:p>
          <text:p text:style-name="P15">4.3.8 Class definitions<text:tab/>8</text:p>
          <text:p text:style-name="P15">4.3.9 Instance constructors<text:tab/>9</text:p>
          <text:p text:style-name="P12">5 Classes and instances<text:tab/>9</text:p>
          <text:p text:style-name="P14">5.1 Basic structure<text:tab/>9</text:p>
          <text:p text:style-name="P14">5.2 Inheritance<text:tab/>10</text:p>
          <text:p text:style-name="P14">5.3 Construction and the 'new' method<text:tab/>10</text:p>
          <text:p text:style-name="P14">5.4 Methods and the 'self' parameter<text:tab/>10</text:p>
          <text:p text:style-name="P12">6 Built-in functions, methods and modules<text:tab/>11</text:p>
          <text:p text:style-name="P14">6.1 Built-in functions<text:tab/>11</text:p>
          <text:p text:style-name="P14">6.2 Map built-in methods<text:tab/>13</text:p>
          <text:p text:style-name="P14">6.3 Vector built-in methods<text:tab/>14</text:p>
          <text:p text:style-name="P14">6.4 String built-in methods<text:tab/>16</text:p>
          <text:p text:style-name="P14">6.5 Built-in module bit<text:tab/>18</text:p>
          <text:p text:style-name="P14">6.6 Built-in module math<text:tab/>19</text:p>
          <text:p text:style-name="P14">6.7 Built-in module os<text:tab/>20</text:p>
          <text:p text:style-name="P12">7 Sample deva code<text:tab/>22</text:p>
          <text:p text:style-name="P14">7.1 bubble sort<text:tab/>22</text:p>
          <text:p text:style-name="P14">7.2 default parameters<text:tab/>23</text:p>
          <text:p text:style-name="P14">7.3 import<text:tab/>23</text:p>
          <text:p text:style-name="P14">7.4 eval – running code dynamically<text:tab/>24</text:p>
          <text:p text:style-name="P14">7.5 Classes, instances, constructors and inheritance<text:tab/>24</text:p>
          <text:p text:style-name="P12">8 Embedding deva<text:tab/>25</text:p>
        </text:index-body>
      </text:table-of-content>
      <text:p text:style-name="P3"/>
      <text:h text:style-name="P21"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P3"/>
      <text:h text:style-name="Heading_20_2" text:outline-level="2">2 Environment and Modules</text:h>
      <text:p text:style-name="P3">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h text:style-name="Heading_20_2" text:outline-level="2">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text:soft-page-break/>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3">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3">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3">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3">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scoped using curly braces. <text:span text:style-name="T2">Unlike</text:span><text:span text:style-name="T4"> C, deva is dynamically scoped, not statically.</text:span> A reference to a variable 'x' in a scope will use the first available 'x' found in the current scope or any scope below the current scope, right up to the global scope. Value types that are first defined in a particular scope are destroyed when that scope ends, with reference types being destroyed only if the last reference to them was in the scope.</text:p>
      <text:p text:style-name="Text_20_body_20_with_20_1st_20_line_20_indent">Because a reference to a variable will always refer to a like-named variable defined in a 'more global' scope, the 'local' keyword is provided to define variables that are local to the immediate scope. This is particularly useful in recursive functions, where local values would otherwise be lost. The local keyword can only be used in assignment expressions (e.g. “local x = 2;”).</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text:soft-page-break/></text:p>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text:soft-page-break/>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3"> ) </text:span><text:span text:style-name="T1">statement or compound-statement</text:span></text:p>
      <text:p text:style-name="fixed"><text:span text:style-name="T3">if( </text:span><text:span text:style-name="T1">'condition'</text:span><text:span text:style-name="T3"> ) </text:span><text:span text:style-name="T1">statement or compound-statement </text:span><text:span text:style-name="T3">[else </text:span><text:span text:style-name="T1">statement or compound-statement</text:span><text:span text:style-name="T3">]</text:span></text:p>
      <text:p text:style-name="fixed"><text:span text:style-name="T3">for( '</text:span><text:span text:style-name="T1">item' </text:span><text:span text:style-name="T3">in '</text:span><text:span text:style-name="T1">vector'</text:span><text:span text:style-name="T3"> ) </text:span><text:span text:style-name="T1">statement or compound-statement</text:span></text:p>
      <text:p text:style-name="fixed"><text:span text:style-name="T3">for( '</text:span><text:span text:style-name="T1">key' , 'value'</text:span><text:span text:style-name="T3"> in '</text:span><text:span text:style-name="T1">map'</text:span><text:span text:style-name="T3"> ) </text:span><text:span text:style-name="T1">statement or compound-statement</text:span></text:p>
      <text:p text:style-name="P9">return</text:p>
      <text:p text:style-name="fixed"><text:span text:style-name="T3">return '</text:span><text:span text:style-name="T1">value'</text:span></text:p>
      <text:p text:style-name="P9">break</text:p>
      <text:p text:style-name="P9">continue</text:p>
      <text:p text:style-name="fixed"><text:span text:style-name="T3">import </text:span><text:span text:style-name="T1">'path'</text:span></text:p>
      <text:p text:style-name="P9"/>
      <text:h text:style-name="P22" text:outline-level="4">4.2.4 Function calls as statements</text:h>
      <text:p text:style-name="P6">Function call expressions like 'foo();' can stand alone as statements, as they have potential side effects. Any return value is lost.</text:p>
      <text:h text:style-name="P23" text:outline-level="3">4.3 Expressions</text:h>
      <text:h text:style-name="P22" text:outline-level="4">4.3.1 Basic expressions</text:h>
      <text:p text:style-name="P6">Basic expressions are:</text:p>
      <text:p text:style-name="P6"/>
      <text:p text:style-name="fixed"><text:span text:style-name="T3">( </text:span><text:span text:style-name="T1">'exp'</text:span><text:span text:style-name="T3"> )</text:span></text:p>
      <text:p text:style-name="P8">identifier</text:p>
      <text:p text:style-name="P8">numerical constant</text:p>
      <text:p text:style-name="P8">boolean</text:p>
      <text:p text:style-name="P8">null</text:p>
      <text:p text:style-name="P8">string literal</text:p>
      <text:p text:style-name="P9"/>
      <text:h text:style-name="P22" text:outline-level="4"><text:soft-page-break/>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22" text:outline-level="4">4.3.3 Logical expressions</text:h>
      <text:p text:style-name="Text_20_body_20_with_20_1st_20_line_20_indent"><text:span text:style-name="T3">Deva accepts the '&amp;&amp;' (and) and '||' (or) binary logical operators and the '!' (not) unary logical </text:span><text:span text:style-name="T3">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22" text:outline-level="4">4.3.4 Collection constructors</text:h>
      <text:p text:style-name="P6">Maps and vectors must be created before they are used, unlike simple value types. The syntax for this is:</text:p>
      <text:p text:style-name="P6"/>
      <text:p text:style-name="P9">[ 'items' ];</text:p>
      <text:p text:style-name="P8">'map-name'<text:span text:style-name="T3"> = {};</text:span></text:p>
      <text:p text:style-name="P9"/>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s currently do not accept initialization lists.</text:p>
      <text:p text:style-name="P6">[NOTE: Map initialization lists are on the TODO list for 1.0.0]</text:p>
      <text:h text:style-name="P22"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text:soft-page-break/>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5">nd</text:span> element of 'v' starting at index 1 and ending at element 6).</text:p>
      <text:p text:style-name="Text_20_body_20_with_20_1st_20_line_20_indent">With vectors a slice can also appear on the <text:span text:style-name="T1">left</text:span><text:span text:style-name="T3"> side of an assignment.(With strings this is not allowed, as strings in deva are immutable objects). If the slice has only two indices (i.e. no 'step' value) the right-hand side of the assignment replaces the sliced range. In this case the right-hand side could be </text:span><text:span text:style-name="T3">another vector, in which case all of its elements will be copied, or it could be any other type, in which case the object itself will be inserted. If a third index ('step' value) </text:span><text:span text:style-name="T1">is</text:span><text:span text:style-name="T3">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22"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22" text:outline-level="4">4.3.7 Function definitions</text:h>
      <text:p text:style-name="P6">Functions are defined using the 'def' keyword, as so:</text:p>
      <text:p text:style-name="P6"/>
      <text:p text:style-name="fixed"><text:span text:style-name="T3">def </text:span><text:span text:style-name="T1">'fcn-name'</text:span><text:span text:style-name="T3"> ( </text:span><text:span text:style-name="T1">'parameter-list'</text:span><text:span text:style-name="T3"> ) </text:span><text:span text:style-name="T1">statement or compound-statement</text:span></text:p>
      <text:p text:style-name="P9"/>
      <text:p text:style-name="P6">Functions can be declared anywhere inside the global scope; functions cannot be declared inside other scopes.</text:p>
      <text:p text:style-name="P6">[NOTE: nested functions may be allowed in future revisions.]</text:p>
      <text:p text:style-name="P6">Results of a function are returned to the caller using the 'return' statement.</text:p>
      <text:p text:style-name="P6">Functions can contains default parameter values, of the form:</text:p>
      <text:p text:style-name="P9"/>
      <text:p text:style-name="P8">'param-name'<text:span text:style-name="T3"> = </text:span>'value'</text:p>
      <text:p text:style-name="P8"/>
      <text:p text:style-name="Text_20_body_20_with_20_1st_20_line_20_indent">The parameters with default values <text:span text:style-name="T1">must</text:span><text:span text:style-name="T3"> occur at the </text:span><text:span text:style-name="T1">end</text:span><text:span text:style-name="T3"> of the parameter list. </text:span></text:p>
      <text:p text:style-name="Text_20_body_20_with_20_1st_20_line_20_indent"><text:soft-page-break/><text:span text:style-name="T3">For</text:span> example:</text:p>
      <text:p text:style-name="Text_20_body_20_with_20_1st_20_line_20_indent"/>
      <text:p text:style-name="fixed">def FunctionA( a, b, c = 0 ){}<text:tab/># valid code</text:p>
      <text:p text:style-name="fixed">def FunctionB( a, b = 0, c ){}<text:tab/># invalid code!!!</text:p>
      <text:p text:style-name="fixed"/>
      <text:h text:style-name="P22" text:outline-level="4">4.3.8 Class definitions</text:h>
      <text:p text:style-name="P6">Classes are defined using the 'class' keyword:</text:p>
      <text:p text:style-name="P6"/>
      <text:p text:style-name="fixed"><text:span text:style-name="T3">class </text:span><text:span text:style-name="T1">'name'</text:span><text:span text:style-name="T3"> : </text:span><text:span text:style-name="T1">'parent-one'</text:span><text:span text:style-name="T3"> , </text:span><text:span text:style-name="T1">'parent-two' etc.</text:span></text:p>
      <text:p text:style-name="P9">{</text:p>
      <text:p text:style-name="P8">method-definitions</text:p>
      <text:p text:style-name="P9">}</text:p>
      <text:p text:style-name="P9"/>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3"> be referenced explicitly.</text:span></text:p>
      <text:h text:style-name="P22" text:outline-level="4">4.3.9 Instance constructors</text:h>
      <text:p text:style-name="P6">Instances of classes (commonly called “objects”) are created using the syntax:</text:p>
      <text:p text:style-name="P6"/>
      <text:p text:style-name="P8">'instance-name'<text:span text:style-name="T3"> = new </text:span>'class-name'<text:span text:style-name="T3"> ( </text:span>'parameter-list'<text:span text:style-name="T3"> )</text:span></text:p>
      <text:p text:style-name="P9"/>
      <text:p text:style-name="P6">[NOTE: a syntax with more flexibility is on the TODO list for version 1.0.0. Desirable would be to not require the assignment, so that new instances could be placed directly anywhere an expression is expected.] </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and fields (member variables) of classes and instances are the members of the map. In addition, classes and instances have some special <text:soft-page-break/>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p text:style-name="fixed"><text:s/></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Methods and the 'self' parameter</text:h>
      <text:p text:style-name="Text_20_body_20_with_20_1st_20_line_20_indent">Methods called on instance objects are implicitly passed a reference to the instance itself, called <text:soft-page-break/>“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3"> object, not an instance.</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 </text:p>
      <text:h text:style-name="P19" text:outline-level="2">6 Built-in functions, methods and modules</text:h>
      <text:p text:style-name="P5">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0"/>
      <text:p text:style-name="P10">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10">name( obj )</text:p>
      <text:p text:style-name="Text_20_body_20_with_20_1st_20_line_20_indent">Returns the name of the variable 'obj' as a string.</text:p>
      <text:p text:style-name="Text_20_body_20_with_20_1st_20_line_20_indent"/>
      <text:p text:style-name="P10">type( obj )</text:p>
      <text:p text:style-name="Text_20_body_20_with_20_1st_20_line_20_indent">Returns a string representing the type of the variable 'obj' (e.g. vector).</text:p>
      <text:p text:style-name="Text_20_body_20_with_20_1st_20_line_20_indent"/>
      <text:p text:style-name="P10">str( obj )</text:p>
      <text:p text:style-name="Text_20_body_20_with_20_1st_20_line_20_indent">Converts the given value to a string and returns it.</text:p>
      <text:p text:style-name="Text_20_body_20_with_20_1st_20_line_20_indent"/>
      <text:p text:style-name="P10">chr( num )</text:p>
      <text:p text:style-name="Text_20_body_20_with_20_1st_20_line_20_indent">Converts the given numerical value to a single-character string and returns it.</text:p>
      <text:p text:style-name="Text_20_body_20_with_20_1st_20_line_20_indent"/>
      <text:p text:style-name="P10">append( vec, value )</text:p>
      <text:p text:style-name="Text_20_body_20_with_20_1st_20_line_20_indent"><text:soft-page-break/>Takes a vector object 'vec' and appends the object 'value' to it. No return value.</text:p>
      <text:p text:style-name="Text_20_body_20_with_20_1st_20_line_20_indent"/>
      <text:p text:style-name="P10">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0">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0">eval( s )</text:p>
      <text:p text:style-name="Text_20_body_20_with_20_1st_20_line_20_indent">Takes a string that contains deva code and executes it.</text:p>
      <text:p text:style-name="Text_20_body_20_with_20_1st_20_line_20_indent"/>
      <text:p text:style-name="P10">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10">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0">close( file )</text:p>
      <text:p text:style-name="Text_20_body_20_with_20_1st_20_line_20_indent">Close the file associated with the given file handle.</text:p>
      <text:p text:style-name="Text_20_body_20_with_20_1st_20_line_20_indent"/>
      <text:p text:style-name="P10">flush( file )</text:p>
      <text:p text:style-name="Text_20_body_20_with_20_1st_20_line_20_indent">Flush the file associated with the given file handle.</text:p>
      <text:p text:style-name="Text_20_body_20_with_20_1st_20_line_20_indent"/>
      <text:p text:style-name="P10">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0">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0"><text:soft-page-break/>readline( file )</text:p>
      <text:p text:style-name="Text_20_body_20_with_20_1st_20_line_20_indent">Read a line (up to the first newline character) from file. Returns the line as a string.</text:p>
      <text:p text:style-name="Text_20_body_20_with_20_1st_20_line_20_indent"/>
      <text:p text:style-name="P10">readlines( file )</text:p>
      <text:p text:style-name="Text_20_body_20_with_20_1st_20_line_20_indent">Read the entire file as a sequence of lines. Returns the lines as a vector of strings.</text:p>
      <text:p text:style-name="Text_20_body_20_with_20_1st_20_line_20_indent"/>
      <text:p text:style-name="P10">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0">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0">writeline( file, line )</text:p>
      <text:p text:style-name="Text_20_body_20_with_20_1st_20_line_20_indent">Write the string 'line' to the file associated with the given file handle.</text:p>
      <text:p text:style-name="Text_20_body_20_with_20_1st_20_line_20_indent"/>
      <text:p text:style-name="P10">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0">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0">tell( file )</text:p>
      <text:p text:style-name="Text_20_body_20_with_20_1st_20_line_20_indent">Return the current position in the file associated with the given file handle.</text:p>
      <text:p text:style-name="Text_20_body_20_with_20_1st_20_line_20_indent"/>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0">length()</text:p>
      <text:p text:style-name="Text_20_body_20_with_20_1st_20_line_20_indent">Returns the number of key-value pairs in the map.</text:p>
      <text:p text:style-name="Text_20_body_20_with_20_1st_20_line_20_indent"><text:soft-page-break/></text:p>
      <text:p text:style-name="P10">copy()</text:p>
      <text:p text:style-name="Text_20_body_20_with_20_1st_20_line_20_indent">Returns a (shallow) copy of the map.</text:p>
      <text:p text:style-name="Text_20_body_20_with_20_1st_20_line_20_indent"/>
      <text:p text:style-name="P10">remove( key )</text:p>
      <text:p text:style-name="Text_20_body_20_with_20_1st_20_line_20_indent">Removes the key-value pair indexed by 'key'.</text:p>
      <text:p text:style-name="Text_20_body_20_with_20_1st_20_line_20_indent"/>
      <text:p text:style-name="P10">find( key )</text:p>
      <text:p text:style-name="Text_20_body_20_with_20_1st_20_line_20_indent">Returns the value associated with 'key' if it is found in the map, null if it is not.</text:p>
      <text:p text:style-name="Text_20_body_20_with_20_1st_20_line_20_indent"/>
      <text:p text:style-name="P10">keys()</text:p>
      <text:p text:style-name="Text_20_body_20_with_20_1st_20_line_20_indent">Returns the keys of all the key-value pairs in the map, as a vector.</text:p>
      <text:p text:style-name="Text_20_body_20_with_20_1st_20_line_20_indent"/>
      <text:p text:style-name="P10">values()</text:p>
      <text:p text:style-name="Text_20_body_20_with_20_1st_20_line_20_indent">Returns the values of all the key-value pairs in the map, as a vector.</text:p>
      <text:p text:style-name="Text_20_body_20_with_20_1st_20_line_20_indent"/>
      <text:p text:style-name="P10">merge( other )</text:p>
      <text:p text:style-name="Text_20_body_20_with_20_1st_20_line_20_indent">Merges all the items in the map 'other' into this map.</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0">append( item )</text:p>
      <text:p text:style-name="Text_20_body_20_with_20_1st_20_line_20_indent">Appends an item to the vector.</text:p>
      <text:p text:style-name="Text_20_body_20_with_20_1st_20_line_20_indent"/>
      <text:p text:style-name="P10">length()</text:p>
      <text:p text:style-name="Text_20_body_20_with_20_1st_20_line_20_indent">Returns the number of items in the vector.</text:p>
      <text:p text:style-name="Text_20_body_20_with_20_1st_20_line_20_indent"/>
      <text:p text:style-name="P10">copy()</text:p>
      <text:p text:style-name="Text_20_body_20_with_20_1st_20_line_20_indent">Returns a (shallow) copy of the vector.</text:p>
      <text:p text:style-name="Text_20_body_20_with_20_1st_20_line_20_indent"/>
      <text:p text:style-name="P10">concat( other )</text:p>
      <text:p text:style-name="Text_20_body_20_with_20_1st_20_line_20_indent">Concatenates the contents of the vector 'other' onto the end of this vector.</text:p>
      <text:p text:style-name="Text_20_body_20_with_20_1st_20_line_20_indent"/>
      <text:p text:style-name="P10">min()</text:p>
      <text:p text:style-name="Text_20_body_20_with_20_1st_20_line_20_indent"><text:soft-page-break/>Returns the smallest item in this vector.</text:p>
      <text:p text:style-name="Text_20_body_20_with_20_1st_20_line_20_indent"/>
      <text:p text:style-name="P10">max()</text:p>
      <text:p text:style-name="Text_20_body_20_with_20_1st_20_line_20_indent">Returns the largest item in this vector.</text:p>
      <text:p text:style-name="Text_20_body_20_with_20_1st_20_line_20_indent"/>
      <text:p text:style-name="P10">pop()</text:p>
      <text:p text:style-name="Text_20_body_20_with_20_1st_20_line_20_indent">Removes the last item from this vector.</text:p>
      <text:p text:style-name="Text_20_body_20_with_20_1st_20_line_20_indent"/>
      <text:p text:style-name="P10">insert( position, value )</text:p>
      <text:p text:style-name="Text_20_body_20_with_20_1st_20_line_20_indent">Inserts the item 'value' into this vector at position 'position'.</text:p>
      <text:p text:style-name="Text_20_body_20_with_20_1st_20_line_20_indent"/>
      <text:p text:style-name="P10">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0">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0">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0">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0">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0">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0">map( function )</text:p>
      <text:p text:style-name="Text_20_body_20_with_20_1st_20_line_20_indent">Applies the single-parameter deva function 'function' to each element in the vector and returns a <text:soft-page-break/>vector containing all the results (in the same order).</text:p>
      <text:p text:style-name="Text_20_body_20_with_20_1st_20_line_20_indent">[NOTE: 'function' must be a function written in deva, not a built-in. This is a limitation of deva 1.0.0]</text:p>
      <text:p text:style-name="P10"/>
      <text:p text:style-name="P10">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text:p>
      <text:p text:style-name="Text_20_body_20_with_20_1st_20_line_20_indent">[NOTE: 'function' must be a function written in deva, not a built-in. This is a limitation of deva 1.0.0]</text:p>
      <text:p text:style-name="P10"/>
      <text:p text:style-name="P10">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text:p>
      <text:p text:style-name="Text_20_body_20_with_20_1st_20_line_20_indent">[NOTE: 'function' must be a function written in deva, not a built-in. This is a limitation of deva 1.0.0]</text:p>
      <text:p text:style-name="Text_20_body_20_with_20_1st_20_line_20_indent"/>
      <text:p text:style-name="P10">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0">concat( s )</text:p>
      <text:p text:style-name="Text_20_body_20_with_20_1st_20_line_20_indent">Concatenates the string 's' onto this string and returns the result.</text:p>
      <text:p text:style-name="Text_20_body_20_with_20_1st_20_line_20_indent"/>
      <text:p text:style-name="P10">length()</text:p>
      <text:p text:style-name="Text_20_body_20_with_20_1st_20_line_20_indent">Returns the length of this string.</text:p>
      <text:p text:style-name="Text_20_body_20_with_20_1st_20_line_20_indent"/>
      <text:p text:style-name="P10">copy()</text:p>
      <text:p text:style-name="Text_20_body_20_with_20_1st_20_line_20_indent">Returns a copy of this string.</text:p>
      <text:p text:style-name="Text_20_body_20_with_20_1st_20_line_20_indent"/>
      <text:p text:style-name="P10"><text:soft-page-break/>insert( position, s )</text:p>
      <text:p text:style-name="Text_20_body_20_with_20_1st_20_line_20_indent">Inserts the string 's' at 'position'.</text:p>
      <text:p text:style-name="Text_20_body_20_with_20_1st_20_line_20_indent"/>
      <text:p text:style-name="P10">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0">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0">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0">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0">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0">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0">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0">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0">rstrip( chars = “ \n\t” )</text:p>
      <text:p text:style-name="Text_20_body_20_with_20_1st_20_line_20_indent">Strips occurrences of the characters in the string 'chars' from the right end of the string and returns <text:soft-page-break/>the resulting string.</text:p>
      <text:p text:style-name="Text_20_body_20_with_20_1st_20_line_20_indent"/>
      <text:p text:style-name="P10">split( chars = “ \n\t” )</text:p>
      <text:p text:style-name="Text_20_body_20_with_20_1st_20_line_20_indent">Splits the string into sub-strings at occurrences of the characters in the string 'chars' and returns a vector containing all the sub-strings, in order.</text:p>
      <text:p text:style-name="Text_20_body_20_with_20_1st_20_line_20_indent"/>
      <text:p text:style-name="P10">replace( s, replacement_s )</text:p>
      <text:p text:style-name="Text_20_body_20_with_20_1st_20_line_20_indent">Replaces instances of the string 's' with 'replacement_s' and returns the resulting string.</text:p>
      <text:p text:style-name="Text_20_body_20_with_20_1st_20_line_20_indent"/>
      <text:p text:style-name="P10">upper()</text:p>
      <text:p text:style-name="Text_20_body_20_with_20_1st_20_line_20_indent">Converts all the characters to upper-case and returns the result.</text:p>
      <text:p text:style-name="Text_20_body_20_with_20_1st_20_line_20_indent"/>
      <text:p text:style-name="P10">lower()</text:p>
      <text:p text:style-name="Text_20_body_20_with_20_1st_20_line_20_indent">Converts all the characters to lower-case and returns the result.</text:p>
      <text:p text:style-name="Text_20_body_20_with_20_1st_20_line_20_indent"/>
      <text:p text:style-name="P10">isalphanum()</text:p>
      <text:p text:style-name="Text_20_body_20_with_20_1st_20_line_20_indent">Returns true if the string contains only alpha-numeric characters, false otherwise.</text:p>
      <text:p text:style-name="Text_20_body_20_with_20_1st_20_line_20_indent"><text:s/></text:p>
      <text:p text:style-name="P10">isalpha()</text:p>
      <text:p text:style-name="Text_20_body_20_with_20_1st_20_line_20_indent">Returns true if the string contains only alphabetic characters, false otherwise.</text:p>
      <text:p text:style-name="Text_20_body_20_with_20_1st_20_line_20_indent"/>
      <text:p text:style-name="P10">isdigit()</text:p>
      <text:p text:style-name="Text_20_body_20_with_20_1st_20_line_20_indent">Returns true if the string contains only decimal (base-10) digit characters, false otherwise.</text:p>
      <text:p text:style-name="P7"/>
      <text:p text:style-name="P10">islower()</text:p>
      <text:p text:style-name="Text_20_body_20_with_20_1st_20_line_20_indent">Returns true if the string contains only lower-case characters, false otherwise.</text:p>
      <text:p text:style-name="Text_20_body_20_with_20_1st_20_line_20_indent"/>
      <text:p text:style-name="P10">isupper()</text:p>
      <text:p text:style-name="Text_20_body_20_with_20_1st_20_line_20_indent">Returns true if the string contains only upper-case characters, false otherwise.</text:p>
      <text:p text:style-name="Text_20_body_20_with_20_1st_20_line_20_indent"/>
      <text:p text:style-name="P10">isspace()</text:p>
      <text:p text:style-name="Text_20_body_20_with_20_1st_20_line_20_indent">Returns true if the string contains only whitespace characters, false otherwise.</text:p>
      <text:p text:style-name="Text_20_body_20_with_20_1st_20_line_20_indent"/>
      <text:p text:style-name="P10">ispunct()</text:p>
      <text:p text:style-name="Text_20_body_20_with_20_1st_20_line_20_indent">Returns true if the string contains only punctuation characters, false otherwise.</text:p>
      <text:p text:style-name="Text_20_body_20_with_20_1st_20_line_20_indent"/>
      <text:p text:style-name="P10"><text:soft-page-break/>iscntrl()</text:p>
      <text:p text:style-name="Text_20_body_20_with_20_1st_20_line_20_indent">Returns true if the string contains only control characters, false otherwise.</text:p>
      <text:p text:style-name="Text_20_body_20_with_20_1st_20_line_20_indent"/>
      <text:p text:style-name="P10">isprint()</text:p>
      <text:p text:style-name="Text_20_body_20_with_20_1st_20_line_20_indent">Returns true if the string contains only printable characters, false otherwise.</text:p>
      <text:p text:style-name="Text_20_body_20_with_20_1st_20_line_20_indent"/>
      <text:p text:style-name="P10">isxdigit()</text:p>
      <text:p text:style-name="Text_20_body_20_with_20_1st_20_line_20_indent">Returns true if the string contains only hexadecimal (base-16) digit characters, false otherwise.</text:p>
      <text:p text:style-name="Text_20_body_20_with_20_1st_20_line_20_indent"/>
      <text:h text:style-name="Heading_20_3" text:outline-level="3">6.5 Built-in module bit</text:h>
      <text:p text:style-name="Text_20_body_20_with_20_1st_20_line_20_indent">The module 'bit' provides bit-wise operations.</text:p>
      <text:p text:style-name="Text_20_body_20_with_20_1st_20_line_20_indent"/>
      <text:p text:style-name="P10">and( num1, num2 )</text:p>
      <text:p text:style-name="Text_20_body_20_with_20_1st_20_line_20_indent">Returns the result of the bit-wise “and” operation on the parameters.</text:p>
      <text:p text:style-name="Text_20_body_20_with_20_1st_20_line_20_indent"/>
      <text:p text:style-name="P10">or( num1, num2 )</text:p>
      <text:p text:style-name="Text_20_body_20_with_20_1st_20_line_20_indent">Returns the result of the bit-wise “or” operation on the parameters.</text:p>
      <text:p text:style-name="Text_20_body_20_with_20_1st_20_line_20_indent"/>
      <text:p text:style-name="P10">xor( num1, num2 )</text:p>
      <text:p text:style-name="Text_20_body_20_with_20_1st_20_line_20_indent">Returns the result of the bit-wise “xor” operation on the parameters.</text:p>
      <text:p text:style-name="Text_20_body_20_with_20_1st_20_line_20_indent"/>
      <text:p text:style-name="P10">complement( num )</text:p>
      <text:p text:style-name="Text_20_body_20_with_20_1st_20_line_20_indent">Returns the bit-wise complement of the parameter.</text:p>
      <text:p text:style-name="Text_20_body_20_with_20_1st_20_line_20_indent"/>
      <text:p text:style-name="P10">shift_left( num )</text:p>
      <text:p text:style-name="Text_20_body_20_with_20_1st_20_line_20_indent">Returns the result of the bit-wise “shift left” operation on the parameter.</text:p>
      <text:p text:style-name="Text_20_body_20_with_20_1st_20_line_20_indent"/>
      <text:p text:style-name="P10">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P10">cos( theta )</text:p>
      <text:p text:style-name="P10"><text:soft-page-break/>sin( theta )</text:p>
      <text:p text:style-name="P10">tan( theta )</text:p>
      <text:p text:style-name="P10">acos( theta )</text:p>
      <text:p text:style-name="P10">asin( theta )</text:p>
      <text:p text:style-name="P10">atan( theta )</text:p>
      <text:p text:style-name="P10">cosh( theta )</text:p>
      <text:p text:style-name="P10">sinh( theta )</text:p>
      <text:p text:style-name="P10">tanh( theta )</text:p>
      <text:p text:style-name="Text_20_body_20_with_20_1st_20_line_20_indent">Common trigonometric functions. (Note: the trig functions operate with angles in radians).</text:p>
      <text:p text:style-name="Text_20_body_20_with_20_1st_20_line_20_indent"/>
      <text:p text:style-name="P10">exp( num )</text:p>
      <text:p text:style-name="Text_20_body_20_with_20_1st_20_line_20_indent">Returns the base-e exponential function of 'num'.</text:p>
      <text:p text:style-name="Text_20_body_20_with_20_1st_20_line_20_indent"/>
      <text:p text:style-name="P10">log( num )</text:p>
      <text:p text:style-name="Text_20_body_20_with_20_1st_20_line_20_indent">Returns the natural logarithm of 'num'.</text:p>
      <text:p text:style-name="Text_20_body_20_with_20_1st_20_line_20_indent"/>
      <text:p text:style-name="P10">log10( num )</text:p>
      <text:p text:style-name="Text_20_body_20_with_20_1st_20_line_20_indent">Returns the base-10 logarithm of 'num'.</text:p>
      <text:p text:style-name="Text_20_body_20_with_20_1st_20_line_20_indent"/>
      <text:p text:style-name="P10">abs( num )</text:p>
      <text:p text:style-name="Text_20_body_20_with_20_1st_20_line_20_indent">Returns the absolute value of 'num'.</text:p>
      <text:p text:style-name="Text_20_body_20_with_20_1st_20_line_20_indent"/>
      <text:p text:style-name="P10">sqrt( num )</text:p>
      <text:p text:style-name="Text_20_body_20_with_20_1st_20_line_20_indent">Returns the square root of 'num'.</text:p>
      <text:p text:style-name="Text_20_body_20_with_20_1st_20_line_20_indent"/>
      <text:p text:style-name="P10">pow( base, exponent )</text:p>
      <text:p text:style-name="Text_20_body_20_with_20_1st_20_line_20_indent">Returns 'base' raised to the power of 'exponent'.</text:p>
      <text:p text:style-name="Text_20_body_20_with_20_1st_20_line_20_indent"/>
      <text:p text:style-name="P10">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0">fmod( numerator, denominator )</text:p>
      <text:p text:style-name="Text_20_body_20_with_20_1st_20_line_20_indent">Returns the floating-point remainder of 'numerator' / 'denominator'.</text:p>
      <text:p text:style-name="Text_20_body_20_with_20_1st_20_line_20_indent"/>
      <text:p text:style-name="P10">floor( num )</text:p>
      <text:p text:style-name="Text_20_body_20_with_20_1st_20_line_20_indent"><text:soft-page-break/>Returns the largest integral value that is not greater than 'num'.</text:p>
      <text:p text:style-name="Text_20_body_20_with_20_1st_20_line_20_indent"/>
      <text:p text:style-name="P10">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0">exec( command )</text:p>
      <text:p text:style-name="Text_20_body_20_with_20_1st_20_line_20_indent">Executes a system command and returns the return value from that command.</text:p>
      <text:p text:style-name="Text_20_body_20_with_20_1st_20_line_20_indent"/>
      <text:p text:style-name="P10">getcwd()</text:p>
      <text:p text:style-name="Text_20_body_20_with_20_1st_20_line_20_indent">Returns the current working directory of the process.</text:p>
      <text:p text:style-name="Text_20_body_20_with_20_1st_20_line_20_indent"/>
      <text:p text:style-name="P10">chdir( dir )</text:p>
      <text:p text:style-name="Text_20_body_20_with_20_1st_20_line_20_indent">Changes the current working directory of the process to 'dir'.</text:p>
      <text:p text:style-name="Text_20_body_20_with_20_1st_20_line_20_indent"/>
      <text:p text:style-name="P10">splitpath( path )</text:p>
      <text:p text:style-name="Text_20_body_20_with_20_1st_20_line_20_indent">Returns a vector containing the directory and filename parts of 'path'.</text:p>
      <text:p text:style-name="Text_20_body_20_with_20_1st_20_line_20_indent"/>
      <text:p text:style-name="P10">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0">getdir( path )</text:p>
      <text:p text:style-name="Text_20_body_20_with_20_1st_20_line_20_indent">Returns the directory (“base path”) part of 'path'.</text:p>
      <text:p text:style-name="Text_20_body_20_with_20_1st_20_line_20_indent"/>
      <text:p text:style-name="P10">getfile( path )</text:p>
      <text:p text:style-name="Text_20_body_20_with_20_1st_20_line_20_indent">Returns the filename part of 'path'.</text:p>
      <text:p text:style-name="Text_20_body_20_with_20_1st_20_line_20_indent"/>
      <text:p text:style-name="P10">getext( path ) </text:p>
      <text:p text:style-name="Text_20_body_20_with_20_1st_20_line_20_indent">Returns the file extension part of 'path'. (Includes the '.').</text:p>
      <text:p text:style-name="Text_20_body_20_with_20_1st_20_line_20_indent"/>
      <text:p text:style-name="P10">exists( path ) </text:p>
      <text:p text:style-name="Text_20_body_20_with_20_1st_20_line_20_indent"><text:soft-page-break/>Returns true if the path given by 'path' exists on disk.</text:p>
      <text:p text:style-name="Text_20_body_20_with_20_1st_20_line_20_indent"/>
      <text:p text:style-name="P10">environ()</text:p>
      <text:p text:style-name="Text_20_body_20_with_20_1st_20_line_20_indent">Returns a map containing the system environment variables as name:value pairs.</text:p>
      <text:p text:style-name="Text_20_body_20_with_20_1st_20_line_20_indent"/>
      <text:p text:style-name="P10">getenv( name )</text:p>
      <text:p text:style-name="Text_20_body_20_with_20_1st_20_line_20_indent">Returns the value of the environment variable 'name'.</text:p>
      <text:p text:style-name="Text_20_body_20_with_20_1st_20_line_20_indent"/>
      <text:p text:style-name="P10">argv()</text:p>
      <text:p text:style-name="Text_20_body_20_with_20_1st_20_line_20_indent">Returns a vector containing the parameters that were passed to deva (excluding the deva execution program).</text:p>
      <text:p text:style-name="Text_20_body_20_with_20_1st_20_line_20_indent"/>
      <text:p text:style-name="P10">dirwalk( dir )</text:p>
      <text:p text:style-name="Text_20_body_20_with_20_1st_20_line_20_indent">Returns a vector containing all the files in 'dir' and its sub-directories.</text:p>
      <text:p text:style-name="Text_20_body_20_with_20_1st_20_line_20_indent"/>
      <text:h text:style-name="P20" text:outline-level="2">7 Sample deva code</text:h>
      <text:h text:style-name="P24" text:outline-level="3">7.1 bubble sort</text:h>
      <text:p text:style-name="P11"/>
      <text:p text:style-name="P11"># bubble sort the vector 'a'</text:p>
      <text:p text:style-name="P11">def bubble_sort( a )</text:p>
      <text:p text:style-name="P11">{</text:p>
      <text:p text:style-name="P11"><text:tab/>len = length( a );</text:p>
      <text:p text:style-name="P11"><text:tab/>swap = true;</text:p>
      <text:p text:style-name="P11"><text:tab/>while( swap )</text:p>
      <text:p text:style-name="P11"><text:tab/>{</text:p>
      <text:p text:style-name="P11"><text:tab/><text:tab/>swap = false;</text:p>
      <text:p text:style-name="P11"><text:tab/><text:tab/>i = len-1;</text:p>
      <text:p text:style-name="P11"><text:tab/><text:tab/>while( i &gt;= 0 )</text:p>
      <text:p text:style-name="P11"><text:tab/><text:tab/>{</text:p>
      <text:p text:style-name="P11"><text:tab/><text:tab/><text:tab/>j = 1;</text:p>
      <text:p text:style-name="P11"><text:tab/><text:tab/><text:tab/>while( j &lt;= i )</text:p>
      <text:p text:style-name="P11"><text:tab/><text:tab/><text:tab/>{</text:p>
      <text:p text:style-name="P11"><text:tab/><text:tab/><text:tab/><text:tab/>if( a[j-1] &gt; a[j] )</text:p>
      <text:p text:style-name="P11"><text:tab/><text:tab/><text:tab/><text:tab/>{</text:p>
      <text:p text:style-name="P11"><text:tab/><text:tab/><text:tab/><text:tab/><text:tab/>temp = a[j-1];</text:p>
      <text:p text:style-name="P11"><text:soft-page-break/><text:tab/><text:tab/><text:tab/><text:tab/><text:tab/>a[j-1] = a[j];</text:p>
      <text:p text:style-name="P11"><text:tab/><text:tab/><text:tab/><text:tab/><text:tab/>a[j] = temp;</text:p>
      <text:p text:style-name="P11"><text:tab/><text:tab/><text:tab/><text:tab/><text:tab/>swap = true;</text:p>
      <text:p text:style-name="P11"><text:tab/><text:tab/><text:tab/><text:tab/>}</text:p>
      <text:p text:style-name="P11"><text:tab/><text:tab/><text:tab/><text:tab/>j = j + 1;</text:p>
      <text:p text:style-name="P11"><text:tab/><text:tab/><text:tab/>}</text:p>
      <text:p text:style-name="P11"><text:tab/><text:tab/><text:tab/>i = i - 1;</text:p>
      <text:p text:style-name="P11"><text:tab/><text:tab/>}</text:p>
      <text:p text:style-name="P11"><text:tab/>}</text:p>
      <text:p text:style-name="P11"><text:tab/>return a;</text:p>
      <text:p text:style-name="P11">}</text:p>
      <text:p text:style-name="P11"/>
      <text:p text:style-name="P11"># given a vector 'l', one could:</text:p>
      <text:p text:style-name="P11"># sort the array</text:p>
      <text:p text:style-name="P11">n = bubble_sort( l );</text:p>
      <text:p text:style-name="P11"># print it</text:p>
      <text:p text:style-name="P11">for( i in l )</text:p>
      <text:p text:style-name="P11">{</text:p>
      <text:p text:style-name="P11"><text:tab/>print( i );</text:p>
      <text:p text:style-name="P11">}</text:p>
      <text:p text:style-name="P11"># one could also print it simply using:</text:p>
      <text:p text:style-name="P11">#print( l );</text:p>
      <text:h text:style-name="Heading_20_3" text:outline-level="3">7.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7.3 import</text:h>
      <text:p text:style-name="fixed"># module 'foo' (file: foo.dv)</text:p>
      <text:p text:style-name="fixed"><text:soft-page-break/>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foo();</text:p>
      <text:h text:style-name="Heading_20_3" text:outline-level="3">7.5 Classes, instances, constructors and inheritance</text:h>
      <text:p text:style-name="fixed"/>
      <text:p text:style-name="fixed"><text:soft-page-break/># class/inheritance/new test</text:p>
      <text:p text:style-name="fixed">class A</text:p>
      <text:p text:style-name="fixed">{</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text:soft-page-break/>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5T14:07:11</meta:creation-date>
    <dc:date>2009-12-02T18:01:16</dc:date>
    <meta:editing-duration>PT41H57M27S</meta:editing-duration>
    <meta:editing-cycles>53</meta:editing-cycles>
    <meta:generator>OpenOffice.org/3.0$Linux OpenOffice.org_project/300m15$Build-9379</meta:generator>
    <meta:document-statistic meta:table-count="0" meta:image-count="0" meta:object-count="0" meta:page-count="26" meta:paragraph-count="567" meta:word-count="6564" meta:character-count="37430"/>
    <meta:user-defined meta:name="Info 1"/>
    <meta:user-defined meta:name="Info 2"/>
    <meta:user-defined meta:name="Info 3"/>
    <meta:user-defined meta:name="Info 4"/>
  </office:meta>
</office:document-meta>
</file>